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list-style-name="L1">
      <style:paragraph-properties fo:text-align="justify" style:justify-single-word="false"/>
      <style:text-properties style:text-underline-style="none"/>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te à Broc du 17 avril</text:p>
      <text:p text:style-name="P3"/>
      <text:p text:style-name="P2">Intro</text:p>
      <text:p text:style-name="P4"/>
      <text:p text:style-name="P4">Nous nous sommes rendus à Broc afin de rencontrer le Professeur Peter Lüthy, avec la présence de Jérôme Gremaud. </text:p>
      <text:p text:style-name="P4"/>
      <text:p text:style-name="P2"><text:span text:style-name="T1">Dans un premier temps, nous sommes allés visiter les différents points clé de la zone alluviale, ce qui nous a permis de recevoir des explications de la part de M. Lüthy et M. Gremaud concernant les habitats des moustiques, les aspects hydrologiques et diverses autres informations (voir </text:span>notes de terrain)<text:span text:style-name="T1">. Tout cela nous a permis de récolter des idées pour enrichir notre modèle. </text:span></text:p>
      <text:p text:style-name="P4"/>
      <text:p text:style-name="P2"><text:span text:style-name="T1">Dans un deuxième temps, nous nous sommes rendus dans le bureau de Monsieur Gremaud. Là, nous avons expliqué dans les détails à Monsieur Lüthy les principes de fonctionnement de notre modèle. Ceci étant fait, il a pu nous donner différents conseils afin de faire en sorte que notre projet soit le plus profitable possible au groupe de travail de démoustication (voir </text:span>considérations de Monsieur Lüthy<text:span text:style-name="T1">).</text:span></text:p>
      <text:p text:style-name="P4"/>
      <text:p text:style-name="P2">Notes de terrain</text:p>
      <text:p text:style-name="P2"/>
      <text:p text:style-name="P2"/>
      <text:p text:style-name="P4"/>
      <text:p text:style-name="P2">Considérations de Monsieur Lüthy</text:p>
      <text:p text:style-name="P2"/>
      <text:list xml:id="list34451980" text:style-name="L1">
        <text:list-item>
          <text:p text:style-name="P5">Monsieur Luthy a constaté des écarts importants entre les prévisions du niveau de l'eau et le niveau effectivement atteint =&gt; y prêter attention!</text:p>
        </text:list-item>
        <text:list-item>
          <text:p text:style-name="P5">Il serait souhaitable que notre modèle se décline en différents niveaux de prévision: par exemple 3 (long terme, moyen terme, court terme), avec une estimation de l'intervalle de confiance des valeurs obtenues. En effet, il serait très profitable d'avoir une idée de ce à quoi l'on peut s'attendre dans un délai de 10 jours, car dans certaines situations, cela permettrait de mieux choisir le moment de la démoustication. Exemple: lorsque l'eau monte, des oeufs éclosent. Si selon les prévisions, l'eau va redescendre, un traitement doit être effectué. En revanche, si, selon les prévisions, elle va continuer à monter, le traitement devrait avoir lieu plus tard. Avec des prévisions à 3 jours seulement, il n'est pas possible de savoir si, dans un délai supérieur à 3 jours, l'eau va continuer de monter ou bien redescendre. Autre exemple: l'eau est au niveau maximum. Si l'on sait que l'eau va redescendre dans un certain délai, on peut se permettre d'attendre ce moment pour effectuer le traitement, car les larves seront concentrées sur un espace plus restreint, et le bti sera moins dilué, puisqu'il y aura moins d'eau. Ces deux exemples montrent bien l'intéret d'un modèle de prévision à plus long terme que 3 jours seulement. </text:p>
        </text:list-item>
        <text:list-item>
          <text:p text:style-name="P5">Notre modèle doit permettre d'effectuer des traitements plus précis au niveau de la surface à couvrir. </text:p>
        </text:list-item>
        <text:list-item>
          <text:p text:style-name="P5">Nous devrons envoyer notre découpage de la zone alluviale afin que Monsieur Gremaud, Luthy, Roulier puissent nous faire des remarques, ce qui nous permettra d'améliorer ce découpage.</text:p>
        </text:list-item>
        <text:list-item>
          <text:p text:style-name="P5">Le niveau critique (niveau à partir duquel la grande bassière commence à se remplir) est dépassé, des oeufs éclosent. Si le niveau de l'eau descend en dessous de ce niveau critique, pendant le développement des larves, ces dernière vont mourir car l'eau se retirera par infiltration dans le sol. Il est donc important de noter que dans les bassières, le retrait de l'eau entraine la mort des larves, ce qui n'est pas le cas pour les zones ne présentant pas l'aspect de bassière, c'est à dire les zones non séparées du lac par un "rebord".</text:p>
        </text:list-item>
        <text:list-item>
          <text:p text:style-name="P5">Monsieur Luthy a constaté dans les bassières des températures dépassant fréquemment <text:soft-page-break/>25°C, et pouvant même atteindre 30°C. Ces températures ne sont en rien représentées par celles recensées au barrage de Rossens. Ainsi, une meilleure estimation de ces dernières parait primordiale. Nous pourrions tenter d'établir un modèle déterminant la température en fonction de la profondeur d'eau et des radiations solaires, en partant de la supposition que l'eau est parfaitement stagnante. </text:p>
        </text:list-item>
        <text:list-item>
          <text:p text:style-name="P5">Monsieur luthy va nous faire parvenir le modèle de dévelopmment larvaire d'Aedes vexans (durée de chaque stade en fonction de la température de l'eau), qui a été établi par ... Becker, qui travaille sur la démoustication dans le Rhin.</text:p>
        </text:list-item>
      </text:list>
      <text:p text:style-name="P4"/>
      <text:p text:style-name="P4"/>
      <text:p text:style-name="P4"/>
      <text:p text:style-name="P4">Autre élément important relevé par M. Luthy: des zones de meme altitude ne subissent pas forcément le meme développement larvaire. En effet, une grande partie de la zone alluviale qui, selon le modèle de l'année passée, est le théatre de grands développements larvaires, n'est en fait pas traitée depuis des années. Il serait intéressant de définir les polygones de notre modèle en fonction de cela, en séparant les zones non seulement en fonction de leur altitude, mais aussi en fonction de leur susceptibilité d'accueillir un développement larvaire digne de considération. =&gt; ask lut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18S</meta:editing-duration>
    <meta:editing-cycles>5</meta:editing-cycles>
    <meta:generator>LibreOffice/3.5$Windows_x86 LibreOffice_project/e0fbe70-5879838-a0745b0-0cd1158-638b327</meta:generator>
    <dc:date>2015-04-22T15:08:45.39</dc:date>
    <meta:document-statistic meta:table-count="0" meta:image-count="0" meta:object-count="0" meta:page-count="2" meta:paragraph-count="15" meta:word-count="732" meta:character-count="4481" meta:non-whitespace-character-count="3766"/>
    <meta:user-defined meta:name="Info 1"/>
    <meta:user-defined meta:name="Info 2"/>
    <meta:user-defined meta:name="Info 3"/>
    <meta:user-defined meta:name="Info 4"/>
  </office:meta>
</office:document-meta>
</file>